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4.0417in" table:align="left"/>
    </style:style>
    <style:style style:name="Table12.A" style:family="table-column">
      <style:table-column-properties style:column-width="0.9361in"/>
    </style:style>
    <style:style style:name="Table12.B" style:family="table-column">
      <style:table-column-properties style:column-width="3.1056in"/>
    </style:style>
    <style:style style:name="Table1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none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none" fo:border-top="none" fo:border-bottom="none"/>
    </style:style>
    <style:style style:name="Table12.B2" style:family="table-cell">
      <style:table-cell-properties fo:padding="0.0382in" fo:border-left="none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none" fo:border-right="0.05pt solid #000000" fo:border-top="none" fo:border-bottom="0.05pt solid #000000"/>
    </style:style>
    <style:style style:name="Table14" style:family="table">
      <style:table-properties style:width="4.0417in" table:align="left"/>
    </style:style>
    <style:style style:name="Table14.A" style:family="table-column">
      <style:table-column-properties style:column-width="0.9361in"/>
    </style:style>
    <style:style style:name="Table14.B" style:family="table-column">
      <style:table-column-properties style:column-width="3.1056in"/>
    </style:style>
    <style:style style:name="Table1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4.B1" style:family="table-cell">
      <style:table-cell-properties fo:padding="0.0382in" fo:border-left="none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none" fo:border-top="none" fo:border-bottom="none"/>
    </style:style>
    <style:style style:name="Table14.B2" style:family="table-cell">
      <style:table-cell-properties fo:padding="0.0382in" fo:border-left="none" fo:border-right="0.05pt solid #000000" fo:border-top="none" fo:border-bottom="none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4.0417in" table:align="left"/>
    </style:style>
    <style:style style:name="Table15.A" style:family="table-column">
      <style:table-column-properties style:column-width="0.9361in"/>
    </style:style>
    <style:style style:name="Table15.B" style:family="table-column">
      <style:table-column-properties style:column-width="3.1056in"/>
    </style:style>
    <style:style style:name="Table1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5.B1" style:family="table-cell">
      <style:table-cell-properties fo:padding="0.0382in" fo:border-left="none" fo:border-right="0.05pt solid #000000" fo:border-top="0.05pt solid #000000" fo:border-bottom="none"/>
    </style:style>
    <style:style style:name="Table15.A2" style:family="table-cell">
      <style:table-cell-properties fo:padding="0.0382in" fo:border-left="0.05pt solid #000000" fo:border-right="none" fo:border-top="none" fo:border-bottom="none"/>
    </style:style>
    <style:style style:name="Table15.B2" style:family="table-cell">
      <style:table-cell-properties fo:padding="0.0382in" fo:border-left="none" fo:border-right="0.05pt solid #000000" fo:border-top="none" fo:border-bottom="none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none" fo:border-right="0.05pt solid #000000" fo:border-top="none" fo:border-bottom="0.05pt solid #000000"/>
    </style:style>
    <style:style style:name="Table13" style:family="table">
      <style:table-properties style:width="4.0417in" table:align="left"/>
    </style:style>
    <style:style style:name="Table13.A" style:family="table-column">
      <style:table-column-properties style:column-width="0.9361in"/>
    </style:style>
    <style:style style:name="Table13.B" style:family="table-column">
      <style:table-column-properties style:column-width="3.1056in"/>
    </style:style>
    <style:style style:name="Table1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fo:padding="0.0382in" fo:border-left="0.05pt solid #000000" fo:border-right="none" fo:border-top="none" fo:border-bottom="none"/>
    </style:style>
    <style:style style:name="Table8.B2" style:family="table-cell">
      <style:table-cell-properties fo:padding="0.0382in" fo:border-left="none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fo:padding="0.0382in" fo:border-left="0.05pt solid #000000" fo:border-right="none" fo:border-top="none" fo:border-bottom="none"/>
    </style:style>
    <style:style style:name="Table11.B2" style:family="table-cell">
      <style:table-cell-properties fo:padding="0.0382in" fo:border-left="none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none" fo:border-top="none" fo:border-bottom="none"/>
    </style:style>
    <style:style style:name="Table10.B2" style:family="table-cell">
      <style:table-cell-properties fo:padding="0.0382in" fo:border-left="none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none" fo:border-top="none" fo:border-bottom="none"/>
    </style:style>
    <style:style style:name="Table9.B2" style:family="table-cell">
      <style:table-cell-properties fo:padding="0.0382in" fo:border-left="none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none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none"/>
    </style:style>
    <style:style style:name="Table6.B2" style:family="table-cell">
      <style:table-cell-properties fo:padding="0.0382in" fo:border-left="none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none"/>
    </style:style>
    <style:style style:name="Table7.B2" style:family="table-cell">
      <style:table-cell-properties fo:padding="0.0382in" fo:border-left="none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8pt" fo:font-style="italic" style:text-underline-style="none" fo:font-weight="bold" officeooo:rsid="001718ad" officeooo:paragraph-rsid="001718ad" style:font-size-asian="8pt" style:font-style-asian="italic" style:font-weight-asian="bold" style:font-size-complex="8pt" style:font-style-complex="italic" style:font-weight-complex="bold"/>
    </style:style>
    <style:style style:name="P4" style:family="paragraph" style:parent-style-name="Standard">
      <style:text-properties style:font-name="Pericles" fo:font-size="8pt" fo:font-style="italic" style:text-underline-style="none" fo:font-weight="bold" officeooo:paragraph-rsid="001a3ed4" style:font-size-asian="8pt" style:font-style-asian="italic" style:font-weight-asian="bold" style:font-size-complex="8pt" style:font-style-complex="italic" style:font-weight-complex="bold"/>
    </style:style>
    <style:style style:name="P5" style:family="paragraph" style:parent-style-name="Standard">
      <style:text-properties style:font-name="Pericles" fo:font-size="8pt" fo:font-style="italic" style:text-underline-style="none" fo:font-weight="bold" officeooo:paragraph-rsid="001cab4f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Pericles" fo:font-size="10pt" fo:font-weight="normal" officeooo:paragraph-rsid="001718a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Pericles" fo:font-size="10pt" fo:font-weight="normal" officeooo:paragraph-rsid="001a3ed4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Pericles" fo:font-size="10pt" fo:font-weight="normal" officeooo:paragraph-rsid="001cab4f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Pericles" fo:font-size="10pt" fo:font-weight="bold" officeooo:paragraph-rsid="001cab4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Pericles" fo:font-size="10pt" style:font-size-asian="10pt" style:font-size-complex="10pt"/>
    </style:style>
    <style:style style:name="P12" style:family="paragraph" style:parent-style-name="Table_20_Contents">
      <style:text-properties style:font-name="Pericles" fo:font-size="10pt" officeooo:paragraph-rsid="001718ad" style:font-size-asian="10pt" style:font-size-complex="10pt"/>
    </style:style>
    <style:style style:name="P13" style:family="paragraph" style:parent-style-name="Table_20_Contents">
      <style:text-properties style:font-name="Pericles" fo:font-size="10pt" officeooo:paragraph-rsid="001a3ed4" style:font-size-asian="10pt" style:font-size-complex="10pt"/>
    </style:style>
    <style:style style:name="P14" style:family="paragraph" style:parent-style-name="Table_20_Contents">
      <style:text-properties style:font-name="Pericles" fo:font-size="10pt" officeooo:paragraph-rsid="001cab4f" style:font-size-asian="10pt" style:font-size-complex="10pt"/>
    </style:style>
    <style:style style:name="P15" style:family="paragraph" style:parent-style-name="Table_20_Contents">
      <style:text-properties style:font-name="Pericles" fo:font-size="7pt" style:font-size-asian="7pt" style:font-size-complex="7pt"/>
    </style:style>
    <style:style style:name="P16" style:family="paragraph" style:parent-style-name="Table_20_Contents">
      <style:text-properties style:font-name="Pericles" fo:font-size="7pt" officeooo:paragraph-rsid="001718ad" style:font-size-asian="7pt" style:font-size-complex="7pt"/>
    </style:style>
    <style:style style:name="P17" style:family="paragraph" style:parent-style-name="Table_20_Contents">
      <style:text-properties style:font-name="Pericles" fo:font-size="7pt" officeooo:paragraph-rsid="001a3ed4" style:font-size-asian="7pt" style:font-size-complex="7pt"/>
    </style:style>
    <style:style style:name="P18" style:family="paragraph" style:parent-style-name="Table_20_Contents">
      <style:text-properties style:font-name="Pericles" fo:font-size="7pt" officeooo:paragraph-rsid="001cab4f" style:font-size-asian="7pt" style:font-size-complex="7pt"/>
    </style:style>
    <style:style style:name="P19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21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rsid="001718ad" officeooo:paragraph-rsid="001718ad" style:font-size-asian="8pt" style:font-style-asian="italic" style:font-size-complex="8pt" style:font-style-complex="italic"/>
    </style:style>
    <style:style style:name="P23" style:family="paragraph" style:parent-style-name="Table_20_Contents">
      <style:text-properties style:font-name="Pericles" fo:font-size="8pt" fo:font-style="italic" style:text-underline-style="solid" style:text-underline-width="auto" style:text-underline-color="font-color" officeooo:paragraph-rsid="001a3ed4" style:font-size-asian="8pt" style:font-style-asian="italic" style:font-size-complex="8pt" style:font-style-complex="italic"/>
    </style:style>
    <style:style style:name="P24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25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a3ed4" style:font-size-asian="8pt" style:font-style-asian="normal" style:font-size-complex="8pt" style:font-style-complex="normal"/>
    </style:style>
    <style:style style:name="P26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paragraph-rsid="001cab4f" style:font-size-asian="8pt" style:font-style-asian="normal" style:font-size-complex="8pt" style:font-style-complex="normal"/>
    </style:style>
    <style:style style:name="P27" style:family="paragraph" style:parent-style-name="Table_20_Contents">
      <style:text-properties style:font-name="Pericles" fo:font-size="8pt" fo:font-style="normal" style:text-underline-style="solid" style:text-underline-width="auto" style:text-underline-color="font-color" officeooo:rsid="001cab4f" officeooo:paragraph-rsid="001cab4f" style:font-size-asian="8pt" style:font-style-asian="normal" style:font-size-complex="8pt" style:font-style-complex="normal"/>
    </style:style>
    <style:style style:name="P28" style:family="paragraph" style:parent-style-name="Table_20_Contents">
      <style:text-properties style:font-name="Pericles" fo:font-size="8pt" style:font-size-asian="8pt" style:font-size-complex="8pt"/>
    </style:style>
    <style:style style:name="P29" style:family="paragraph" style:parent-style-name="Table_20_Contents">
      <style:text-properties style:font-name="Pericles" fo:font-size="8pt" fo:font-style="normal" style:text-underline-style="none" officeooo:paragraph-rsid="001cab4f" style:font-size-asian="8pt" style:font-style-asian="normal" style:font-size-complex="8pt" style:font-style-complex="normal"/>
    </style:style>
    <style:style style:name="P30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text-properties style:font-name="Pericles" fo:font-size="8pt" style:text-underline-style="solid" style:text-underline-width="auto" style:text-underline-color="font-color" officeooo:rsid="001ea7b9" officeooo:paragraph-rsid="001ea7b9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718ad" style:font-size-asian="10pt" style:font-size-complex="10pt"/>
    </style:style>
    <style:style style:name="T3" style:family="text">
      <style:text-properties fo:font-size="10pt" officeooo:rsid="001a3ed4" style:font-size-asian="10pt" style:font-size-complex="10pt"/>
    </style:style>
    <style:style style:name="T4" style:family="text">
      <style:text-properties fo:font-size="10pt" officeooo:rsid="001cab4f" style:font-size-asian="10pt" style:font-size-complex="10pt"/>
    </style:style>
    <style:style style:name="T5" style:family="text">
      <style:text-properties fo:font-size="10pt" officeooo:rsid="001d91d8" style:font-size-asian="10pt" style:font-size-complex="10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718ad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cab4f" style:font-size-asian="10pt" style:font-weight-asian="normal" style:font-size-complex="10pt" style:font-weight-complex="normal"/>
    </style:style>
    <style:style style:name="T9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10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718ad" style:font-style-asian="normal" style:font-style-complex="normal"/>
    </style:style>
    <style:style style:name="T13" style:family="text">
      <style:text-properties fo:font-style="normal" style:text-underline-style="none" officeooo:rsid="0018d4c9" style:font-style-asian="normal" style:font-style-complex="normal"/>
    </style:style>
    <style:style style:name="T14" style:family="text">
      <style:text-properties fo:font-style="normal" style:text-underline-style="none" officeooo:rsid="001a3ed4" style:font-style-asian="normal" style:font-style-complex="normal"/>
    </style:style>
    <style:style style:name="T15" style:family="text">
      <style:text-properties fo:font-style="normal" style:text-underline-style="none" officeooo:rsid="001cab4f" style:font-style-asian="normal" style:font-style-complex="normal"/>
    </style:style>
    <style:style style:name="T16" style:family="text">
      <style:text-properties fo:font-style="normal" style:text-underline-style="none" officeooo:rsid="001e4822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8d4c9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24" style:family="text">
      <style:text-properties style:text-line-through-style="none" style:text-line-through-type="none" fo:font-style="normal" style:font-style-asian="normal" style:font-style-complex="normal"/>
    </style:style>
    <style:style style:name="T25" style:family="text">
      <style:text-properties officeooo:rsid="001a3ed4"/>
    </style:style>
    <style:style style:name="T26" style:family="text">
      <style:text-properties officeooo:rsid="001bdfe1"/>
    </style:style>
    <style:style style:name="T27" style:family="text">
      <style:text-properties officeooo:rsid="001cab4f"/>
    </style:style>
    <style:style style:name="T28" style:family="text">
      <style:text-properties officeooo:rsid="0018d4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asts of Anthis</text:p>
      <text:p text:style-name="P6"/>
      <text:p text:style-name="P6">This is a starting list of creatures in a shorthand format for easy reference. Currently, these creatures are scaled for level 1-3 heroes. Most creatures here could be leveled up for tougher encounters.</text:p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Beetle, Summoned</text:p>
          </table:table-cell>
          <table:table-cell table:style-name="Table12.B1" office:value-type="string">
            <text:p text:style-name="P6"><text:span text:style-name="T9">M</text:span><text:span text:style-name="T10"> </text:span><text:span text:style-name="T11">12|</text:span><text:span text:style-name="T9">S</text:span><text:span text:style-name="T11"> 8|</text:span><text:span text:style-name="T9">R</text:span><text:span text:style-name="T11"> 8|</text:span><text:span text:style-name="T9">T</text:span><text:span text:style-name="T11"> 16|</text:span><text:span text:style-name="T9">W</text:span><text:span text:style-name="T11"> 2|</text:span><text:span text:style-name="T9">P</text:span><text:span text:style-name="T11"> 4|</text:span><text:span text:style-name="T9">C</text:span><text:span text:style-name="T11"> 2</text:span></text:p>
          </table:table-cell>
        </table:table-row>
        <table:table-row>
          <table:table-cell table:style-name="Table12.A2" office:value-type="string">
            <text:p text:style-name="P11"/>
          </table:table-cell>
          <table:table-cell table:style-name="Table12.B2" office:value-type="string">
            <text:p text:style-name="P15"><text:span text:style-name="T19">CV</text:span><text:span text:style-name="T1"> 12|</text:span><text:span text:style-name="T19">mv</text:span><text:span text:style-name="T1"> 5|</text:span><text:span text:style-name="T19">ini </text:span><text:span text:style-name="T6">-1</text:span><text:span text:style-name="T1">|</text:span><text:span text:style-name="T19">HP</text:span><text:span text:style-name="T1"> 28(7)|</text:span><text:span text:style-name="T19">AV</text:span><text:span text:style-name="T1"> 3333|</text:span><text:span text:style-name="T19">DG</text:span><text:span text:style-name="T1"> 2d6</text:span></text:p>
          </table:table-cell>
        </table:table-row>
        <table:table-row>
          <table:table-cell table:style-name="Table12.A3" office:value-type="string">
            <text:p text:style-name="P11"/>
          </table:table-cell>
          <table:table-cell table:style-name="Table12.B3" office:value-type="string">
            <text:p text:style-name="P21"><text:span text:style-name="T17">Weak Spot</text:span><text:span text:style-name="T11"> – Attacks to the underside of this creature penetrate armor</text:span></text:p>
          </table:table-cell>
        </table:table-row>
      </table:table>
      <text:p text:style-name="P6"/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"><text:span text:style-name="T25">Centipede</text:span>, <text:span text:style-name="T26">Giant</text:span></text:p>
          </table:table-cell>
          <table:table-cell table:style-name="Table14.B1" office:value-type="string">
            <text:p text:style-name="P8"><text:span text:style-name="T9">M</text:span><text:span text:style-name="T10"> </text:span><text:span text:style-name="T14">4</text:span><text:span text:style-name="T11">|</text:span><text:span text:style-name="T9">S</text:span><text:span text:style-name="T11"> </text:span><text:span text:style-name="T14">10</text:span><text:span text:style-name="T11">|</text:span><text:span text:style-name="T9">R</text:span><text:span text:style-name="T11"> </text:span><text:span text:style-name="T14">10</text:span><text:span text:style-name="T11">|</text:span><text:span text:style-name="T9">T</text:span><text:span text:style-name="T11"> </text:span><text:span text:style-name="T14">6</text:span><text:span text:style-name="T11">|</text:span><text:span text:style-name="T9">W</text:span><text:span text:style-name="T11"> 2|</text:span><text:span text:style-name="T9">P</text:span><text:span text:style-name="T11"> </text:span><text:span text:style-name="T14">2</text:span><text:span text:style-name="T11">|</text:span><text:span text:style-name="T9">C</text:span><text:span text:style-name="T11"> 2</text:span></text:p>
          </table:table-cell>
        </table:table-row>
        <table:table-row>
          <table:table-cell table:style-name="Table14.A2" office:value-type="string">
            <text:p text:style-name="P13"/>
          </table:table-cell>
          <table:table-cell table:style-name="Table14.B2" office:value-type="string">
            <text:p text:style-name="P17"><text:span text:style-name="T19">CV</text:span><text:span text:style-name="T1"> </text:span><text:span text:style-name="T3">7</text:span><text:span text:style-name="T1">|</text:span><text:span text:style-name="T19">mv</text:span><text:span text:style-name="T1"> </text:span><text:span text:style-name="T3">7</text:span><text:span text:style-name="T1">|</text:span><text:span text:style-name="T19">ini </text:span><text:span text:style-name="T6">-1</text:span><text:span text:style-name="T1">|</text:span><text:span text:style-name="T19">HP</text:span><text:span text:style-name="T1"> </text:span><text:span text:style-name="T3">9(</text:span><text:span text:style-name="T5">3</text:span><text:span text:style-name="T3">)</text:span><text:span text:style-name="T1">|</text:span><text:span text:style-name="T19">AV</text:span><text:span text:style-name="T1"> </text:span><text:span text:style-name="T4">1111</text:span><text:span text:style-name="T1">|</text:span><text:span text:style-name="T19">DG</text:span><text:span text:style-name="T1"> </text:span><text:span text:style-name="T3">2d4-1</text:span></text:p>
          </table:table-cell>
        </table:table-row>
        <table:table-row>
          <table:table-cell table:style-name="Table14.A3" office:value-type="string">
            <text:p text:style-name="P13"/>
          </table:table-cell>
          <table:table-cell table:style-name="Table14.B3" office:value-type="string">
            <text:p text:style-name="P25">Envenomed<text:span text:style-name="T20"> – Toughness 14 or take extra 1d4 damage and chill</text:span><text:span text:style-name="T21">(1)</text:span></text:p>
            <text:p text:style-name="P25">Minion<text:span text:style-name="T20"> – Any damage that causes a wound kills this creature</text:span></text:p>
            <text:p text:style-name="P23"><text:span text:style-name="T17">Nimble</text:span><text:span text:style-name="T11"> – This creature is small and quick and gets +2 defense (def 9)</text:span></text:p>
          </table:table-cell>
        </table:table-row>
      </table:table>
      <text:p text:style-name="P8"/>
      <text:p text:style-name="P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<text:span text:style-name="T25">Centipede</text:span>, <text:span text:style-name="T27">Shadow</text:span></text:p>
          </table:table-cell>
          <table:table-cell table:style-name="Table15.B1" office:value-type="string">
            <text:p text:style-name="P9"><text:span text:style-name="T9">M </text:span><text:span text:style-name="T15">8</text:span><text:span text:style-name="T11">|</text:span><text:span text:style-name="T9">S</text:span><text:span text:style-name="T11"> </text:span><text:span text:style-name="T15">10</text:span><text:span text:style-name="T11">|</text:span><text:span text:style-name="T9">R</text:span><text:span text:style-name="T11"> </text:span><text:span text:style-name="T15">12</text:span><text:span text:style-name="T11">|</text:span><text:span text:style-name="T9">T</text:span><text:span text:style-name="T11"> </text:span><text:span text:style-name="T15">10</text:span><text:span text:style-name="T11">|</text:span><text:span text:style-name="T9">W</text:span><text:span text:style-name="T11"> </text:span><text:span text:style-name="T15">4</text:span><text:span text:style-name="T11">|</text:span><text:span text:style-name="T9">P</text:span><text:span text:style-name="T11"> </text:span><text:span text:style-name="T15">8</text:span><text:span text:style-name="T11">|</text:span><text:span text:style-name="T9">C</text:span><text:span text:style-name="T11"> 2</text:span></text:p>
          </table:table-cell>
        </table:table-row>
        <table:table-row>
          <table:table-cell table:style-name="Table15.A2" office:value-type="string">
            <text:p text:style-name="P14"/>
          </table:table-cell>
          <table:table-cell table:style-name="Table15.B2" office:value-type="string">
            <text:p text:style-name="P18"><text:span text:style-name="T19">CV</text:span><text:span text:style-name="T1"> </text:span><text:span text:style-name="T4">10</text:span><text:span text:style-name="T1">|</text:span><text:span text:style-name="T19">mv</text:span><text:span text:style-name="T1"> </text:span><text:span text:style-name="T4">6</text:span><text:span text:style-name="T1">|</text:span><text:span text:style-name="T19">ini </text:span><text:span text:style-name="T8">0</text:span><text:span text:style-name="T1">|</text:span><text:span text:style-name="T19">HP</text:span><text:span text:style-name="T1"> </text:span><text:span text:style-name="T4">16(4)</text:span><text:span text:style-name="T1">|</text:span><text:span text:style-name="T19">AV</text:span><text:span text:style-name="T1"> </text:span><text:span text:style-name="T3">2222</text:span><text:span text:style-name="T1">|</text:span><text:span text:style-name="T19">DG</text:span><text:span text:style-name="T1"> </text:span><text:span text:style-name="T3">2d4</text:span><text:span text:style-name="T4">+1</text:span></text:p>
          </table:table-cell>
        </table:table-row>
        <table:table-row>
          <table:table-cell table:style-name="Table15.A3" office:value-type="string">
            <text:p text:style-name="P14"/>
          </table:table-cell>
          <table:table-cell table:style-name="Table15.B3" office:value-type="string">
            <text:p text:style-name="P26">Envenomed<text:span text:style-name="T20"> – Toughness 14 or take extra 1d4 damage and chill</text:span><text:span text:style-name="T21">(1)</text:span></text:p>
            <text:p text:style-name="P27">Molting<text:span text:style-name="T20"> – Spend inspiration to shed its skin and return 2d6 hits to itself</text:span></text:p>
            <text:p text:style-name="P27"><text:span text:style-name="T28">T</text:span>oxic Spray<text:span text:style-name="T20"> – Spend an inspiration to spray poison into all adjacent hexes (acts as the envenomed effect above)</text:span></text:p>
            <text:p text:style-name="P29"/>
          </table:table-cell>
        </table:table-row>
      </table:table>
      <text:p text:style-name="P10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">Minotaur</text:p>
          </table:table-cell>
          <table:table-cell table:style-name="Table13.B1" office:value-type="string">
            <text:p text:style-name="P7"><text:span text:style-name="T9">M</text:span><text:span text:style-name="T10"> </text:span><text:span text:style-name="T12">20</text:span><text:span text:style-name="T11">|</text:span><text:span text:style-name="T9">S</text:span><text:span text:style-name="T11"> </text:span><text:span text:style-name="T12">12</text:span><text:span text:style-name="T11">|</text:span><text:span text:style-name="T9">R</text:span><text:span text:style-name="T11"> 8|</text:span><text:span text:style-name="T9">T</text:span><text:span text:style-name="T11"> </text:span><text:span text:style-name="T12">30</text:span><text:span text:style-name="T11">|</text:span><text:span text:style-name="T9">W</text:span><text:span text:style-name="T11"> </text:span><text:span text:style-name="T12">8</text:span><text:span text:style-name="T11">|</text:span><text:span text:style-name="T9">P</text:span><text:span text:style-name="T11"> </text:span><text:span text:style-name="T12">12</text:span><text:span text:style-name="T11">|</text:span><text:span text:style-name="T9">C</text:span><text:span text:style-name="T11"> </text:span><text:span text:style-name="T12">6</text:span></text:p>
          </table:table-cell>
        </table:table-row>
        <table:table-row>
          <table:table-cell table:style-name="Table13.A2" office:value-type="string">
            <text:p text:style-name="P12"/>
          </table:table-cell>
          <table:table-cell table:style-name="Table13.B2" office:value-type="string">
            <text:p text:style-name="P16"><text:span text:style-name="T19">CV</text:span><text:span text:style-name="T1"> </text:span><text:span text:style-name="T2">18</text:span><text:span text:style-name="T1">|</text:span><text:span text:style-name="T19">mv</text:span><text:span text:style-name="T1"> </text:span><text:span text:style-name="T2">7</text:span><text:span text:style-name="T1">|</text:span><text:span text:style-name="T19">ini </text:span><text:span text:style-name="T7">+2</text:span><text:span text:style-name="T1">|</text:span><text:span text:style-name="T19">HP</text:span><text:span text:style-name="T1"> </text:span><text:span text:style-name="T2">44(11)</text:span><text:span text:style-name="T1">|</text:span><text:span text:style-name="T19">AV</text:span><text:span text:style-name="T1"> </text:span><text:span text:style-name="T2">2232</text:span><text:span text:style-name="T1">|</text:span><text:span text:style-name="T19">DG</text:span><text:span text:style-name="T1"> </text:span><text:span text:style-name="T2">2d10+2</text:span></text:p>
          </table:table-cell>
        </table:table-row>
        <table:table-row>
          <table:table-cell table:style-name="Table13.A3" office:value-type="string">
            <text:p text:style-name="P12"/>
          </table:table-cell>
          <table:table-cell table:style-name="Table13.B3" office:value-type="string">
            <text:p text:style-name="P22"><text:span text:style-name="T24">Block Breaker</text:span><text:span text:style-name="T23"> – If you block this enemy, he still hits on an 11-12</text:span></text:p>
            <text:p text:style-name="P22"><text:span text:style-name="T24">Gore</text:span><text:span text:style-name="T23"> – If the minotaur charges, he gets a seconds attack at 2d8</text:span></text:p>
            <text:p text:style-name="P22"><text:span text:style-name="T24">Shield Breaker</text:span><text:span text:style-name="T11"> – Breaks shields on 11-12</text:span></text:p>
            <text:p text:style-name="P22"><text:span text:style-name="T18">Tough SoB</text:span><text:span text:style-name="T11"> – Can spend inspiration to ignore wounds</text:span></text:p>
          </table:table-cell>
        </table:table-row>
      </table:table>
      <text:p text:style-name="P7"/>
      <text:p text:style-name="P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6"><text:span text:style-name="T9">M</text:span><text:span text:style-name="T10"> </text:span><text:span text:style-name="T11">4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4|</text:span><text:span text:style-name="T9">W</text:span><text:span text:style-name="T11"> 2|</text:span><text:span text:style-name="T9">P</text:span><text:span text:style-name="T11"> 4|</text:span><text:span text:style-name="T9">C</text:span><text:span text:style-name="T11"> 4</text:span></text:p>
          </table:table-cell>
        </table:table-row>
        <table:table-row>
          <table:table-cell table:style-name="Table8.A2" office:value-type="string">
            <text:p text:style-name="P11"/>
          </table:table-cell>
          <table:table-cell table:style-name="Table8.B2" office:value-type="string">
            <text:p text:style-name="P15"><text:span text:style-name="T19">CV</text:span><text:span text:style-name="T1"> 7|</text:span><text:span text:style-name="T19">mv</text:span><text:span text:style-name="T1"> 7|</text:span><text:span text:style-name="T19">ini </text:span><text:span text:style-name="T6">+2</text:span><text:span text:style-name="T1">|</text:span><text:span text:style-name="T19">HP</text:span><text:span text:style-name="T1"> 8(2)|</text:span><text:span text:style-name="T19">AV</text:span><text:span text:style-name="T1"> 0000|</text:span><text:span text:style-name="T19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11"/>
          </table:table-cell>
          <table:table-cell table:style-name="Table8.B3" office:value-type="string">
            <text:p text:style-name="P21"><text:span text:style-name="T17">Diseased</text:span><text:span text:style-name="T11"> – On a to-hit roll of 12, victim must save toughness 12 or become diseased(2/skill, charisma)</text:span></text:p>
            <text:p text:style-name="P21"><text:span text:style-name="T17">Nimble</text:span><text:span text:style-name="T11"> – This creature is small and quick and gets +2 defense (def 9)</text:span></text:p>
          </table:table-cell>
        </table:table-row>
      </table:table>
      <text:p text:style-name="P6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6"><text:span text:style-name="T9">M</text:span><text:span text:style-name="T10"> </text:span><text:span text:style-name="T11">4|</text:span><text:span text:style-name="T9">S</text:span><text:span text:style-name="T11"> 14|</text:span><text:span text:style-name="T9">R</text:span><text:span text:style-name="T11"> 14|</text:span><text:span text:style-name="T9">T</text:span><text:span text:style-name="T11"> 6|</text:span><text:span text:style-name="T9">W</text:span><text:span text:style-name="T11"> 2|</text:span><text:span text:style-name="T9">P</text:span><text:span text:style-name="T11"> 4|</text:span><text:span text:style-name="T9">C</text:span><text:span text:style-name="T11"> 4</text:span></text:p>
          </table:table-cell>
        </table:table-row>
        <table:table-row>
          <table:table-cell table:style-name="Table11.A2" office:value-type="string">
            <text:p text:style-name="P11"/>
          </table:table-cell>
          <table:table-cell table:style-name="Table11.B2" office:value-type="string">
            <text:p text:style-name="P15"><text:span text:style-name="T19">CV</text:span><text:span text:style-name="T1"> 11|</text:span><text:span text:style-name="T19">mv</text:span><text:span text:style-name="T1"> 6|</text:span><text:span text:style-name="T19">ini </text:span><text:span text:style-name="T6">+3</text:span><text:span text:style-name="T1">|</text:span><text:span text:style-name="T19">HP</text:span><text:span text:style-name="T1"> 0(3)|</text:span><text:span text:style-name="T19">AV</text:span><text:span text:style-name="T1"> 3333|</text:span><text:span text:style-name="T19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11"/>
          </table:table-cell>
          <table:table-cell table:style-name="Table11.B3" office:value-type="string">
            <text:p text:style-name="P19"><text:span text:style-name="T17">Envenomed</text:span><text:span text:style-name="T11"> – Toughness 14 or take extra 1d4 damage and chill</text:span><text:span text:style-name="T13">(1)</text:span></text:p>
            <text:p text:style-name="P24">Minion<text:span text:style-name="T20"> – Any damage that causes a wound kills this creature</text:span></text:p>
            <text:p text:style-name="P19"><text:span text:style-name="T17">Slither</text:span><text:span text:style-name="T11"> – Stealth 14, can move away after a sneak attack</text:span></text:p>
            <text:p text:style-name="P20"/>
          </table:table-cell>
        </table:table-row>
      </table:table>
      <text:p text:style-name="P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6"><text:span text:style-name="T9">M</text:span><text:span text:style-name="T10"> </text:span><text:span text:style-name="T11">16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20|</text:span><text:span text:style-name="T9">W</text:span><text:span text:style-name="T11"> 6|</text:span><text:span text:style-name="T9">P</text:span><text:span text:style-name="T11"> 14|</text:span><text:span text:style-name="T9">C</text:span><text:span text:style-name="T11"> 6</text:span></text:p>
          </table:table-cell>
        </table:table-row>
        <table:table-row>
          <table:table-cell table:style-name="Table10.A2" office:value-type="string">
            <text:p text:style-name="P11"/>
          </table:table-cell>
          <table:table-cell table:style-name="Table10.B2" office:value-type="string">
            <text:p text:style-name="P15"><text:span text:style-name="T19">CV</text:span><text:span text:style-name="T1"> 16|</text:span><text:span text:style-name="T19">mv</text:span><text:span text:style-name="T1"> 6|</text:span><text:span text:style-name="T19">ini </text:span><text:span text:style-name="T6">+1</text:span><text:span text:style-name="T1">|</text:span><text:span text:style-name="T19">HP</text:span><text:span text:style-name="T1"> 36(9)|</text:span><text:span text:style-name="T19">AV</text:span><text:span text:style-name="T1"> 4444|</text:span><text:span text:style-name="T19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11"/>
          </table:table-cell>
          <table:table-cell table:style-name="Table10.B3" office:value-type="string">
            <text:p text:style-name="P19"><text:span text:style-name="T17">Bleeder</text:span><text:span text:style-name="T11"> – Attacks have bleed</text:span><text:span text:style-name="T16">er</text:span><text:span text:style-name="T11">(4)</text:span></text:p>
            <text:p text:style-name="P19"><text:span text:style-name="T17">Envenomed</text:span><text:span text:style-name="T11"> – Toughness 14 or take extra 1d4 damage and chill(</text:span><text:span text:style-name="T16">2</text:span><text:span text:style-name="T11">)</text:span></text:p>
            <text:p text:style-name="P31"><text:span text:style-name="T17">Lunge</text:span><text:span text:style-name="T11"> – Attacks have reach(2)</text:span></text:p>
            <text:p text:style-name="P19"><text:span text:style-name="T17">Hypnotic Gaze</text:span><text:span text:style-name="T11"> – can hypnotize adjacent target who must save power 14</text:span></text:p>
            <text:p text:style-name="P19"><text:span text:style-name="T17">Slither</text:span><text:span text:style-name="T11"> – Stealth 12, can move away after a sneak attack</text:span></text:p>
            <text:p text:style-name="P20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6"><text:span text:style-name="T9">M</text:span><text:span text:style-name="T10"> </text:span><text:span text:style-name="T11">8|</text:span><text:span text:style-name="T9">S</text:span><text:span text:style-name="T11"> 14|</text:span><text:span text:style-name="T9">R</text:span><text:span text:style-name="T11"> 14|</text:span><text:span text:style-name="T9">T</text:span><text:span text:style-name="T11"> 12|</text:span><text:span text:style-name="T9">W</text:span><text:span text:style-name="T11"> 2|</text:span><text:span text:style-name="T9">P</text:span><text:span text:style-name="T11"> 4|</text:span><text:span text:style-name="T9">C</text:span><text:span text:style-name="T11"> 4</text:span></text:p>
          </table:table-cell>
        </table:table-row>
        <table:table-row>
          <table:table-cell table:style-name="Table9.A2" office:value-type="string">
            <text:p text:style-name="P11"/>
          </table:table-cell>
          <table:table-cell table:style-name="Table9.B2" office:value-type="string">
            <text:p text:style-name="P15"><text:span text:style-name="T19">CV</text:span><text:span text:style-name="T1"> 13|</text:span><text:span text:style-name="T19">mv</text:span><text:span text:style-name="T1"> 7|</text:span><text:span text:style-name="T19">ini </text:span><text:span text:style-name="T6">+2</text:span><text:span text:style-name="T1">|</text:span><text:span text:style-name="T19">HP</text:span><text:span text:style-name="T1"> 20(5)|</text:span><text:span text:style-name="T19">AV</text:span><text:span text:style-name="T1"> 3333|</text:span><text:span text:style-name="T19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11"/>
          </table:table-cell>
          <table:table-cell table:style-name="Table9.B3" office:value-type="string">
            <text:p text:style-name="P19"><text:span text:style-name="T17">Envenomed</text:span><text:span text:style-name="T11"> – Toughness 14 or take extra 1d4 damage and chill(</text:span><text:span text:style-name="T16">1</text:span><text:span text:style-name="T11">)</text:span></text:p>
            <text:p text:style-name="P31"><text:span text:style-name="T17">Lunge</text:span><text:span text:style-name="T11"> – Attacks have reach(1)</text:span></text:p>
            <text:p text:style-name="P19"><text:span text:style-name="T17">Slither</text:span><text:span text:style-name="T11"> – Stealth 14, can move away after a sneak attack</text:span></text:p>
            <text:p text:style-name="P20"/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6"><text:span text:style-name="T9">M</text:span><text:span text:style-name="T10"> </text:span><text:span text:style-name="T11">8|</text:span><text:span text:style-name="T9">S</text:span><text:span text:style-name="T11"> 12|</text:span><text:span text:style-name="T9">R</text:span><text:span text:style-name="T11"> 8|</text:span><text:span text:style-name="T9">T</text:span><text:span text:style-name="T11"> 8|</text:span><text:span text:style-name="T9">W</text:span><text:span text:style-name="T11"> 4|</text:span><text:span text:style-name="T9">P</text:span><text:span text:style-name="T11"> 0|</text:span><text:span text:style-name="T9">C</text:span><text:span text:style-name="T11"> 0</text:span>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5"><text:span text:style-name="T19">CV</text:span><text:span text:style-name="T1"> 8|</text:span><text:span text:style-name="T19">mv</text:span><text:span text:style-name="T1"> 5|</text:span><text:span text:style-name="T19">ini </text:span><text:span text:style-name="T6">-4</text:span><text:span text:style-name="T1">|</text:span><text:span text:style-name="T19">HP</text:span><text:span text:style-name="T1"> 1(3)|</text:span><text:span text:style-name="T19">AV</text:span><text:span text:style-name="T1"> 0000|</text:span><text:span text:style-name="T19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11"/>
          </table:table-cell>
          <table:table-cell table:style-name="Table4.B3" office:value-type="string">
            <text:p text:style-name="P19"><text:span text:style-name="T17">Bony</text:span><text:span text:style-name="T11"> – Piercing, thrusting weapons do 1/2 damage except for head shots which do full</text:span></text:p>
            <text:p text:style-name="P19"><text:span text:style-name="T17">Mindless</text:span><text:span text:style-name="T11"> – Immune to mental attacks and illusions</text:span></text:p>
            <text:p text:style-name="P24">Minion<text:span text:style-name="T20"> – Any damage that causes a wound kills this creature</text:span></text:p>
            <text:p text:style-name="P19"><text:span text:style-name="T17">Shield</text:span><text:span text:style-name="T11"> – Shield gives +1 defense (def 10)</text:span></text:p>
            <text:p text:style-name="P19"><text:span text:style-name="T17">Thrust</text:span><text:span text:style-name="T11"> – -1 to hit for pierce(2)</text:span></text:p>
            <text:p text:style-name="P20"/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6"><text:span text:style-name="T9">M</text:span><text:span text:style-name="T10"> </text:span><text:span text:style-name="T11">12|</text:span><text:span text:style-name="T9">S</text:span><text:span text:style-name="T11"> 14|</text:span><text:span text:style-name="T9">R</text:span><text:span text:style-name="T11"> 8|</text:span><text:span text:style-name="T9">T</text:span><text:span text:style-name="T11"> 12|</text:span><text:span text:style-name="T9">W</text:span><text:span text:style-name="T11"> 4|</text:span><text:span text:style-name="T9">P</text:span><text:span text:style-name="T11"> 0|</text:span><text:span text:style-name="T9">C</text:span><text:span text:style-name="T11"> 0</text:span></text:p>
          </table:table-cell>
        </table:table-row>
        <table:table-row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15"><text:span text:style-name="T19">CV</text:span><text:span text:style-name="T1"> 11|</text:span><text:span text:style-name="T19">mv</text:span><text:span text:style-name="T1"> 6|</text:span><text:span text:style-name="T19">ini </text:span><text:span text:style-name="T6">-2</text:span><text:span text:style-name="T1">|</text:span><text:span text:style-name="T19">HP</text:span><text:span text:style-name="T1"> 18(5)|</text:span><text:span text:style-name="T19">AV</text:span><text:span text:style-name="T1"> 0000|</text:span><text:span text:style-name="T19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11"/>
          </table:table-cell>
          <table:table-cell table:style-name="Table5.B3" office:value-type="string">
            <text:p text:style-name="P19"><text:span text:style-name="T17">Bony</text:span><text:span text:style-name="T11"> – Piercing, thrusting weapons do 1/2 damage except for head shots which do full</text:span></text:p>
            <text:p text:style-name="P19"><text:span text:style-name="T17">Mindless</text:span><text:span text:style-name="T11"> – Immune to mental attacks and illusions</text:span></text:p>
            <text:p text:style-name="P19"><text:span text:style-name="T17">Shield</text:span><text:span text:style-name="T11"> – Shield gives +1 defense (def 12)</text:span></text:p>
            <text:p text:style-name="P19"><text:span text:style-name="T17">Thrust</text:span><text:span text:style-name="T11"> -- -1 to hit for pierce(2)</text:span></text:p>
            <text:p text:style-name="P20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6"><text:span text:style-name="T9">M</text:span><text:span text:style-name="T10"> </text:span><text:span text:style-name="T11">14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4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ext:soft-page-break/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5"><text:span text:style-name="T19">CV</text:span><text:span text:style-name="T1"> 13|</text:span><text:span text:style-name="T19">mv</text:span><text:span text:style-name="T1"> 7|</text:span><text:span text:style-name="T19">ini</text:span><text:span text:style-name="T1"> +2|</text:span><text:span text:style-name="T19">HP</text:span><text:span text:style-name="T1"> 28(7)|</text:span><text:span text:style-name="T19">AV</text:span><text:span text:style-name="T1"> 2222|</text:span><text:span text:style-name="T19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11"/>
          </table:table-cell>
          <table:table-cell table:style-name="Table3.B3" office:value-type="string">
            <text:p text:style-name="P19">Bonus Block<text:span text:style-name="T20"> – Extra block/round</text:span></text:p>
            <text:p text:style-name="P19">Disarm(10)<text:span text:style-name="T20"> – High roll allows disarm</text:span></text:p>
            <text:p text:style-name="P19">Inspired<text:span text:style-name="T20"> – 3 inspiration, can use for allies</text:span></text:p>
            <text:p text:style-name="P19">Jagged<text:span text:style-name="T20"> – Attacks have </text:span><text:span text:style-name="T22">bleed(4)</text:span></text:p>
            <text:p text:style-name="P20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6"><text:span text:style-name="T9">M</text:span><text:span text:style-name="T10"> </text:span><text:span text:style-name="T11">12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0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5"><text:span text:style-name="T19">CV</text:span><text:span text:style-name="T1"> 11|</text:span><text:span text:style-name="T19">mv</text:span><text:span text:style-name="T1"> 6|</text:span><text:span text:style-name="T19">ini</text:span><text:span text:style-name="T1"> +1|</text:span><text:span text:style-name="T19">HP</text:span><text:span text:style-name="T1"> 20(5)|</text:span><text:span text:style-name="T19">AV</text:span><text:span text:style-name="T1"> 1111|</text:span><text:span text:style-name="T19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11"/>
          </table:table-cell>
          <table:table-cell table:style-name="Table2.B3" office:value-type="string">
            <text:p text:style-name="P19">Jagged<text:span text:style-name="T20"> – Attacks have </text:span><text:span text:style-name="T22">bleed(2)</text:span></text:p>
            <text:p text:style-name="P19">Net<text:span text:style-name="T20"> – Hit </text:span><text:span text:style-name="T22">entangles</text:span><text:span text:style-name="T20">, save Mus DL 12</text:span></text:p>
            <text:p text:style-name="P19">Skewer<text:span text:style-name="T20"> – Attacks on entangled foes </text:span><text:span text:style-name="T22">pierce(5)</text:span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6"><text:span text:style-name="T9">M</text:span><text:span text:style-name="T10"> </text:span><text:span text:style-name="T11">10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0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6.A2" office:value-type="string">
            <text:p text:style-name="P11"/>
          </table:table-cell>
          <table:table-cell table:style-name="Table6.B2" office:value-type="string">
            <text:p text:style-name="P15"><text:span text:style-name="T19">CV</text:span><text:span text:style-name="T1"> 9|</text:span><text:span text:style-name="T19">mv</text:span><text:span text:style-name="T1"> 6|</text:span><text:span text:style-name="T19">ini</text:span><text:span text:style-name="T1"> 0|</text:span><text:span text:style-name="T19">HP</text:span><text:span text:style-name="T1"> 0(5)|</text:span><text:span text:style-name="T19">AV</text:span><text:span text:style-name="T1"> 0000|</text:span><text:span text:style-name="T19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28"/>
          </table:table-cell>
          <table:table-cell table:style-name="Table6.B3" office:value-type="string">
            <text:p text:style-name="P19">Minion<text:span text:style-name="T20"> – Any damage that causes a wound kills this creature</text:span></text:p>
          </table:table-cell>
        </table:table-row>
      </table:table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6"><text:span text:style-name="T9">M</text:span><text:span text:style-name="T10"> </text:span><text:span text:style-name="T11">10|</text:span><text:span text:style-name="T9">S</text:span><text:span text:style-name="T11"> 12|</text:span><text:span text:style-name="T9">R</text:span><text:span text:style-name="T11"> 12|</text:span><text:span text:style-name="T9">T</text:span><text:span text:style-name="T11"> 10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5"><text:span text:style-name="T19">CV</text:span><text:span text:style-name="T1"> 10|</text:span><text:span text:style-name="T19">mv</text:span><text:span text:style-name="T1"> 6|</text:span><text:span text:style-name="T19">ini</text:span><text:span text:style-name="T1"> 0|</text:span><text:span text:style-name="T19">HP</text:span><text:span text:style-name="T1"> 19(5)|</text:span><text:span text:style-name="T19">AV</text:span><text:span text:style-name="T1"> 0000|</text:span><text:span text:style-name="T19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6"><text:span text:style-name="T9">M</text:span><text:span text:style-name="T10"> </text:span><text:span text:style-name="T11">14|</text:span><text:span text:style-name="T9">S</text:span><text:span text:style-name="T11"> 10|</text:span><text:span text:style-name="T9">R</text:span><text:span text:style-name="T11"> 10|</text:span><text:span text:style-name="T9">T</text:span><text:span text:style-name="T11"> 14|</text:span><text:span text:style-name="T9">W</text:span><text:span text:style-name="T11"> 8|</text:span><text:span text:style-name="T9">P</text:span><text:span text:style-name="T11"> 8|</text:span><text:span text:style-name="T9">C</text:span><text:span text:style-name="T11"> 8</text:span></text:p>
          </table:table-cell>
        </table:table-row>
        <table:table-row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15"><text:span text:style-name="T19">CV</text:span><text:span text:style-name="T1"> 11|</text:span><text:span text:style-name="T19">mv</text:span><text:span text:style-name="T1"> 5|</text:span><text:span text:style-name="T19">ini</text:span><text:span text:style-name="T1"> 0|</text:span><text:span text:style-name="T19">HP</text:span><text:span text:style-name="T1"> 28(7)|</text:span><text:span text:style-name="T19">AV</text:span><text:span text:style-name="T1"> 1111|</text:span><text:span text:style-name="T19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11"/>
          </table:table-cell>
          <table:table-cell table:style-name="Table7.B3" office:value-type="string">
            <text:p text:style-name="P19">Wade In<text:span text:style-name="T20"> – </text:span><text:span text:style-name="T11">Make 1 hex move after attack if you stay in ZOC</text:span></text:p>
            <text:p text:style-name="P19"><text:span text:style-name="T17">Zone of Control</text:span><text:span text:style-name="T11"> – Count as 2 for purposes of engaging enemies</text:span></text:p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36S</meta:editing-duration>
    <meta:editing-cycles>17</meta:editing-cycles>
    <meta:generator>LibreOffice/5.4.3.2$Windows_X86_64 LibreOffice_project/92a7159f7e4af62137622921e809f8546db437e5</meta:generator>
    <dc:date>2018-12-14T12:04:22.998000000</dc:date>
    <meta:document-statistic meta:table-count="15" meta:image-count="0" meta:object-count="0" meta:page-count="3" meta:paragraph-count="90" meta:word-count="686" meta:character-count="3857" meta:non-whitespace-character-count="3219"/>
    <meta:user-defined meta:name="Info 1"/>
    <meta:user-defined meta:name="Info 2"/>
    <meta:user-defined meta:name="Info 3"/>
    <meta:user-defined meta:name="Info 4"/>
  </office:meta>
</office:document-meta>
</file>